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D9D9D9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 fo:background-color="#D9D9D9"/>
    </style:style>
    <style:style style:name="ce7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-top="thin double #000000" fo:border-bottom="none" fo:border-left="thin double #000000" fo:border-right="none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double #000000" fo:border-right="none" style:vertical-align="automatic" fo:background-color="#D9D9D9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double #000000" fo:border-right="none" style:vertical-align="automatic" fo:background-color="#D9D9D9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ck solid #000000" fo:background-color="#D9D9D9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D9D9D9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D9D9D9"/>
    </style:style>
    <style:style style:name="ce20" style:family="table-cell" style:parent-style-name="Default" style:data-style-name="N0">
      <style:table-cell-properties fo:border-top="thin solid #000000" fo:border-bottom="thin solid #000000" fo:border-left="thin double #000000" fo:border-right="none" style:vertical-align="automatic" fo:background-color="#D9D9D9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fo:background-color="#D9D9D9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ck solid #000000" fo:background-color="#D9D9D9"/>
    </style:style>
    <style:style style:name="ce24" style:family="table-cell" style:parent-style-name="Default" style:data-style-name="N0">
      <style:table-cell-properties fo:border-top="none" fo:border-bottom="thick solid #000000" fo:border-left="thin double #000000" fo:border-right="none" style:vertical-align="automatic" fo:background-color="#D9D9D9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D9D9D9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double #000000" fo:border-left="none" fo:border-right="thick solid #000000" style:vertical-align="automatic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double #000000" fo:border-bottom="none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D9D9D9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D9D9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D9D9D9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9D9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9D9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ck solid #000000" style:vertical-align="automatic" fo:background-color="#D9D9D9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D9D9D9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ck solid #000000" style:vertical-align="automatic" fo:background-color="#D9D9D9" style:repeat-content="false"/>
      <style:paragraph-properties fo:text-align="start" fo:margin-left="0cm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20.277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1.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45" style:family="table-cell" style:parent-style-name="Default" style:data-style-name="N0">
      <style:table-cell-properties fo:background-color="#D9D9D9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4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1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fo:background-color="#D9D9D9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3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4" style:family="table-cell" style:parent-style-name="Default" style:data-style-name="N0">
      <style:table-cell-properties fo:border-top="none" fo:border-bottom="thin double #000000" fo:border-left="none" fo:border-right="thick solid #000000" style:vertical-align="automatic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6" style:family="table-cell" style:parent-style-name="Default" style:data-style-name="N0">
      <style:table-cell-properties fo:border-top="thin double #000000" fo:border-bottom="none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C000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3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4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D9D9D9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6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automatic" fo:background-color="#D9D9D9" style:repeat-content="false"/>
      <style:paragraph-properties fo:text-align="start" fo:margin-left="0cm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7" style:family="table-cell"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fo:background-color="#D9D9D9"/>
      <style:map style:condition="of:is-true-formula(IF([.C1]=&quot;Comp&quot;;TRUE;FALSE))" style:apply-style-name="cf1" style:base-cell-address="LotD_Events.C1"/>
      <style:map style:condition="of:is-true-formula(IF([.C1]=&quot;Start&quot;;TRUE;FALSE))" style:apply-style-name="cf2" style:base-cell-address="LotD_Events.C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50&quot;;&quot;100&quot;;&quot;150&quot;;&quot;200&quot;;&quot;250&quot;)">
          <table:help-message table:display="true"/>
          <table:error-message table:display="true"/>
        </table:content-validation>
        <table:content-validation table:name="val2" table:condition="of:cell-content-is-in-list(&quot;Start&quot;;&quot;Comp&quot;)">
          <table:help-message table:display="true"/>
          <table:error-message table:display="true"/>
        </table:content-validation>
      </table:content-validations>
      <table:table table:name="LotD_Events" table:style-name="ta1">
        <table:table-column table:style-name="co1" table:number-columns-repeated="2" table:default-cell-style-name="ce27"/>
        <table:table-column table:style-name="co2" table:number-columns-repeated="2" table:default-cell-style-name="ce27"/>
        <table:table-column table:style-name="co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isplay Marker</text:p>
          </table:table-cell>
          <table:table-cell office:value-type="float" office:value="150" table:content-validation-name="val1" table:style-name="ce3">
            <text:p>150</text:p>
          </table:table-cell>
          <table:table-cell table:style-name="ce44"/>
          <table:table-cell table:style-name="ce44"/>
          <table:table-cell table:style-name="ce45"/>
          <table:table-cell table:style-name="ce6"/>
          <table:table-cell table:number-columns-repeated="16378"/>
        </table:table-row>
        <table:table-row table:style-name="ro2">
          <table:table-cell table:number-columns-repeated="2" table:style-name="ce4"/>
          <table:table-cell table:style-name="ce44"/>
          <table:table-cell table:style-name="ce44"/>
          <table:table-cell table:style-name="ce45"/>
          <table:table-cell table:style-name="ce6"/>
          <table:table-cell table:number-columns-repeated="16378"/>
        </table:table-row>
        <table:table-row table:style-name="ro3">
          <table:table-cell office:value-type="string" table:style-name="ce7">
            <text:p>Displays (Default)</text:p>
          </table:table-cell>
          <table:table-cell office:value-type="string" office:string-value="Displays (150)" table:formula="of:=IF($$DisplayMarker=&quot;&quot;;&quot;&quot;;COM.MICROSOFT.CONCAT(&quot;Displays (&quot;;[.$B$1];&quot;)&quot;))" table:style-name="ce7">
            <text:p>Displays (150)</text:p>
          </table:table-cell>
          <table:table-cell office:value-type="string" table:style-name="ce53">
            <text:p>Done</text:p>
          </table:table-cell>
          <table:table-cell office:value-type="string" table:number-columns-spanned="3" table:number-rows-spanned="1" table:style-name="ce54">
            <text:p>Items</text:p>
          </table:table-cell>
          <table:covered-table-cell table:number-columns-repeated="2"/>
          <table:table-cell table:number-columns-repeated="16378" table:style-name="ce8"/>
        </table:table-row>
        <table:table-row table:style-name="ro4">
          <table:table-cell office:value-type="float" office:value="0" table:style-name="ce9">
            <text:p>0</text:p>
          </table:table-cell>
          <table:table-cell office:value-type="float" office:value="0" table:formula="of:=COM.MICROSOFT.IFS([.$A4]=&quot;&quot;;&quot;&quot;;[.$A4]=0;0;TRUE;([.$A4]/50)*$$DisplayMarker)" table:number-matrix-columns-spanned="1" table:number-matrix-rows-spanned="1" table:style-name="ce4">
            <text:p>0</text:p>
          </table:table-cell>
          <table:table-cell table:content-validation-name="val2" table:style-name="ce55"/>
          <table:table-cell office:value-type="string" table:number-columns-spanned="3" table:number-rows-spanned="1" table:style-name="ce56">
            <text:p>Quest: An Interesting Prospec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5]=&quot;&quot;;&quot;&quot;;[.$A5]=0;0;TRUE;([.$A5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 (any)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6]=&quot;&quot;;&quot;&quot;;[.$A6]=0;0;TRUE;([.$A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Talk: <text:s/>Auryen morellus at Dragonborn Museum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7]=&quot;&quot;;&quot;&quot;;[.$A7]=0;0;TRUE;([.$A7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Read: <text:s/>Seeking Treasure Hutners at most taverns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8]=&quot;&quot;;&quot;&quot;;[.$A8]=0;0;TRUE;([.$A8]/50)*$$DisplayMarker)" table:number-matrix-columns-spanned="1" table:number-matrix-rows-spanned="1" table:style-name="ce14"/>
          <table:table-cell table:style-name="ce57"/>
          <table:table-cell table:style-name="ce57"/>
          <table:table-cell table:content-validation-name="val2" table:style-name="ce47"/>
          <table:table-cell office:value-type="string" table:style-name="ce15">
            <text:p>Sell: <text:s/>Relic to vendor then Read: Letter from Auryen Morellus received from Courier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9]=&quot;&quot;;&quot;&quot;;[.$A9]=0;0;TRUE;([.$A9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Find the Sixthe House Bellhammer in Broken Helm Hollow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0]=&quot;&quot;;&quot;&quot;;[.$A10]=0;0;TRUE;([.$A10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An Interesting Prospect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]=&quot;&quot;;&quot;&quot;;[.$A11]=0;0;TRUE;([.$A11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Find Dengstagmer's Ring at Silent Moons Camp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2]=&quot;&quot;;&quot;&quot;;[.$A12]=0;0;TRUE;([.$A12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An Interesting Prospect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3]=&quot;&quot;;&quot;&quot;;[.$A13]=0;0;TRUE;([.$A13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Find the Jade Warrior 2 somewhere in The Reach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4]=&quot;&quot;;&quot;&quot;;[.$A14]=0;0;TRUE;([.$A14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An Interesting Prospect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5]=&quot;&quot;;&quot;&quot;;[.$A15]=0;0;TRUE;([.$A15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Dragonborn Gallery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6]=&quot;&quot;;&quot;&quot;;[.$A16]=0;0;TRUE;([.$A16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East Empire Docks Start -OR- Relic Hunter Start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7]=&quot;&quot;;&quot;&quot;;[.$A17]=0;0;TRUE;([.$A17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kaviri Rising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8]=&quot;&quot;;&quot;&quot;;[.$A18]=0;0;TRUE;([.$A18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lic Hunter Start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]=&quot;&quot;;&quot;&quot;;[.$A19]=0;0;TRUE;([.$A19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uryen Morellus and the Chamber of Secret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0]=&quot;&quot;;&quot;&quot;;[.$A20]=0;0;TRUE;([.$A20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style-name="ce45">
            <text:p>Prereq: <text:s/>(Quest) An Interesting Prospect, Dragonborn Gallery, -OR- Akaviri Rising</text:p>
          </table:table-cell>
          <table:table-cell table:style-name="ce6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1]=&quot;&quot;;&quot;&quot;;[.$A21]=0;0;TRUE;([.$A21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Go to Dragonborn Hall, Press button at bottom of steps, Enter the Hall of Secrets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2]=&quot;&quot;;&quot;&quot;;[.$A22]=0;0;TRUE;([.$A22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uryen's Notes: Dagger of Symmachu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]=&quot;&quot;;&quot;&quot;;[.$A23]=0;0;TRUE;([.$A23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10 days after first time talking to Auryen Morellus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4]=&quot;&quot;;&quot;&quot;;[.$A24]=0;0;TRUE;([.$A24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Read Auryen's Notes on Symmachus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5]=&quot;&quot;;&quot;&quot;;[.$A25]=0;0;TRUE;([.$A25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Guarded by a dragon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6]=&quot;&quot;;&quot;&quot;;[.$A26]=0;0;TRUE;([.$A26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uryen's Notes: Cyrus' Sab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7]=&quot;&quot;;&quot;&quot;;[.$A27]=0;0;TRUE;([.$A27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Auryen's Notes on Cyrus' Saber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8]=&quot;&quot;;&quot;&quot;;[.$A28]=0;0;TRUE;([.$A28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The Book of Wonder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9]=&quot;&quot;;&quot;&quot;;[.$A29]=0;0;TRUE;([.$A29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Malrus' Journal in Silent Moons Camp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30]=&quot;&quot;;&quot;&quot;;[.$A30]=0;0;TRUE;([.$A30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The Hand of Glory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31]=&quot;&quot;;&quot;&quot;;[.$A31]=0;0;TRUE;([.$A31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50">
            <text:p>Prereq: <text:s/>Skyrim Dark Brotherhood Quest: With Friends Like These…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32]=&quot;&quot;;&quot;&quot;;[.$A32]=0;0;TRUE;([.$A32]/50)*$$DisplayMarker)" table:number-matrix-columns-spanned="1" table:number-matrix-rows-spanned="1" table:style-name="ce4"/>
          <table:table-cell table:style-name="ce44"/>
          <table:table-cell table:style-name="ce60"/>
          <table:table-cell office:value-type="string" table:number-columns-spanned="2" table:number-rows-spanned="1" table:style-name="ce51">
            <text:p>Note: <text:s/>If you Destroy the Dark Brotherhood, don't kill Greigor until you complete this quest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33]=&quot;&quot;;&quot;&quot;;[.$A33]=0;0;TRUE;([.$A33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Greigor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34]=&quot;&quot;;&quot;&quot;;[.$A34]=0;0;TRUE;([.$A34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Breaking the Curs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35]=&quot;&quot;;&quot;&quot;;[.$A35]=0;0;TRUE;([.$A35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(Quest) The Hand of Glory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36]=&quot;&quot;;&quot;&quot;;[.$A36]=0;0;TRUE;([.$A36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Read Greigor's Journal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37]=&quot;&quot;;&quot;&quot;;[.$A37]=0;0;TRUE;([.$A37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Either give The Hand of Glory to Eriana or slay Ahtar to remove curse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38]=&quot;&quot;;&quot;&quot;;[.$A38]=0;0;TRUE;([.$A38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ncient Pow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39]=&quot;&quot;;&quot;&quot;;[.$A39]=0;0;TRUE;([.$A39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Read Torturer's Notes in Fort Dawnguard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40]=&quot;&quot;;&quot;&quot;;[.$A40]=0;0;TRUE;([.$A40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Recover Ancient Vampire artifacts then destroy them at Stendarr's Beacon; Can then create replicas for display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41]=&quot;&quot;;&quot;&quot;;[.$A41]=0;0;TRUE;([.$A41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Echoes of Madnes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42]=&quot;&quot;;&quot;&quot;;[.$A42]=0;0;TRUE;([.$A42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style-name="ce45">
            <text:p>Prereqs:</text:p>
          </table:table-cell>
          <table:table-cell table:style-name="ce6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43]=&quot;&quot;;&quot;&quot;;[.$A43]=0;0;TRUE;([.$A43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Skyrim Daedric Quest: <text:s/>The Mind of Madness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44]=&quot;&quot;;&quot;&quot;;[.$A44]=0;0;TRUE;([.$A44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Display: <text:s/>The Madness of Pelagius Amulet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45]=&quot;&quot;;&quot;&quot;;[.$A45]=0;0;TRUE;([.$A45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Night at the Museum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46]=&quot;&quot;;&quot;&quot;;[.$A46]=0;0;TRUE;([.$A4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Shadows of One's Past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47]=&quot;&quot;;&quot;&quot;;[.$A47]=0;0;TRUE;([.$A47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The Price of Vigilants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48]=&quot;&quot;;&quot;&quot;;[.$A48]=0;0;TRUE;([.$A48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Auryen about Millie being 'off'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49]=&quot;&quot;;&quot;&quot;;[.$A49]=0;0;TRUE;([.$A49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Guardians of the Divin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50]=&quot;&quot;;&quot;&quot;;[.$A50]=0;0;TRUE;([.$A50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Lost Wonders of the Ages, Vol. 3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51]=&quot;&quot;;&quot;&quot;;[.$A51]=0;0;TRUE;([.$A51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Lord's Mail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52]=&quot;&quot;;&quot;&quot;;[.$A52]=0;0;TRUE;([.$A52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Writ of Execution at Penitus Oculatus Outpost, Dragon Bridge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53]=&quot;&quot;;&quot;&quot;;[.$A53]=0;0;TRUE;([.$A53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Much Ado About Snow Elve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54]=&quot;&quot;;&quot;&quot;;[.$A54]=0;0;TRUE;([.$A54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Skyrim Side Quest: The Lost Expedition [Calcemo in Markarth]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55]=&quot;&quot;;&quot;&quot;;[.$A55]=0;0;TRUE;([.$A55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Courier 2-3 days after The Lost Expedition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56]=&quot;&quot;;&quot;&quot;;[.$A56]=0;0;TRUE;([.$A56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Ongar's Kegbreak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57]=&quot;&quot;;&quot;&quot;;[.$A57]=0;0;TRUE;([.$A57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Ongar at Nightgate Inn (W of Windhelm)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58]=&quot;&quot;;&quot;&quot;;[.$A58]=0;0;TRUE;([.$A58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Sanamia's Journals - Valthum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59]=&quot;&quot;;&quot;&quot;;[.$A59]=0;0;TRUE;([.$A59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Sanamia's Journal (2) in Broken Tusk Mine, Solstheim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60]=&quot;&quot;;&quot;&quot;;[.$A60]=0;0;TRUE;([.$A60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Sanamia's Journals - Fort Frostmoth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61]=&quot;&quot;;&quot;&quot;;[.$A61]=0;0;TRUE;([.$A61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Sanamia's Journal (3) in Dead Drop Falls, under Fort Dawnguard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62]=&quot;&quot;;&quot;&quot;;[.$A62]=0;0;TRUE;([.$A62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Sanamia's Journals - Lake Ilinalta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63]=&quot;&quot;;&quot;&quot;;[.$A63]=0;0;TRUE;([.$A63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Sanamia's Journal (4) in Arcwind Point Barrow, SE of Arcwind Point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64]=&quot;&quot;;&quot;&quot;;[.$A64]=0;0;TRUE;([.$A64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Sanamia's Journals - Burial Rui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65]=&quot;&quot;;&quot;&quot;;[.$A65]=0;0;TRUE;([.$A65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Sanamia's Journal (5) in Thirsk Mead Hall, Solstheim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66]=&quot;&quot;;&quot;&quot;;[.$A66]=0;0;TRUE;([.$A66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Sanamia's Journals - Phantasmal Ches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67]=&quot;&quot;;&quot;&quot;;[.$A67]=0;0;TRUE;([.$A67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Sanamia's Journal (6) at Riekling Island, Solstheim (N of Skaal Village)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68]=&quot;&quot;;&quot;&quot;;[.$A68]=0;0;TRUE;([.$A68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Finder's Keepers [Radiant every 24 hrs]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69]=&quot;&quot;;&quot;&quot;;[.$A69]=0;0;TRUE;([.$A69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Talk to Auryen Morellus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70]=&quot;&quot;;&quot;&quot;;[.$A70]=0;0;TRUE;([.$A70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Simultaneous received from Research Station in Library by spending Research Points (can have both version active)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71]=&quot;&quot;;&quot;&quot;;[.$A71]=0;0;TRUE;([.$A71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Relic Hunt [Radiant every 24 hrs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72]=&quot;&quot;;&quot;&quot;;[.$A72]=0;0;TRUE;([.$A72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Use Schneider's Sextant -OR- Locate Relic Power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73]=&quot;&quot;;&quot;&quot;;[.$A73]=0;0;TRUE;([.$A73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Sextant acquired during Relic Hunter start or as part of Tools of the Trad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50" table:style-name="ce11">
            <text:p>50</text:p>
          </table:table-cell>
          <table:table-cell office:value-type="float" office:value="150" table:formula="of:=COM.MICROSOFT.IFS([.$A74]=&quot;&quot;;&quot;&quot;;[.$A74]=0;0;TRUE;([.$A74]/50)*$$DisplayMarker)" table:number-matrix-columns-spanned="1" table:number-matrix-rows-spanned="1" table:style-name="ce4">
            <text:p>15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Skullcrush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75]=&quot;&quot;;&quot;&quot;;[.$A75]=0;0;TRUE;([.$A75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Courier: <text:s/>Safehouse Key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76]=&quot;&quot;;&quot;&quot;;[.$A76]=0;0;TRUE;([.$A76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Feature: <text:s/>Collection Box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77]=&quot;&quot;;&quot;&quot;;[.$A77]=0;0;TRUE;([.$A77]/50)*$$DisplayMarker)" table:number-matrix-columns-spanned="1" table:number-matrix-rows-spanned="1" table:style-name="ce14"/>
          <table:table-cell table:content-validation-name="val2" table:style-name="ce47"/>
          <table:table-cell office:value-type="string" table:number-columns-spanned="3" table:number-rows-spanned="1" table:style-name="ce48">
            <text:p>Feature: <text:s/>Patron Visitor (Jerrin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78]=&quot;&quot;;&quot;&quot;;[.$A78]=0;0;TRUE;([.$A78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uryen's Notes: <text:s/>Orgnum's Coff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79]=&quot;&quot;;&quot;&quot;;[.$A79]=0;0;TRUE;([.$A79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Auryen's Notes on Orgnum and the Maormer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80]=&quot;&quot;;&quot;&quot;;[.$A80]=0;0;TRUE;([.$A80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Back to the Drawing Boar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81]=&quot;&quot;;&quot;&quot;;[.$A81]=0;0;TRUE;([.$A81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Safehouse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82]=&quot;&quot;;&quot;&quot;;[.$A82]=0;0;TRUE;([.$A82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Find Imbuing Chamber Design Schematics in White Ridge Barrow Sanctum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75" table:style-name="ce11">
            <text:p>75</text:p>
          </table:table-cell>
          <table:table-cell office:value-type="float" office:value="225" table:formula="of:=COM.MICROSOFT.IFS([.$A83]=&quot;&quot;;&quot;&quot;;[.$A83]=0;0;TRUE;([.$A83]/50)*$$DisplayMarker)" table:number-matrix-columns-spanned="1" table:number-matrix-rows-spanned="1" table:style-name="ce4">
            <text:p>225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Quest: <text:s/>It Belongs in a Museum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84]=&quot;&quot;;&quot;&quot;;[.$A84]=0;0;TRUE;([.$A84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85]=&quot;&quot;;&quot;&quot;;[.$A85]=0;0;TRUE;([.$A85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18">
            <text:p>Level: <text:s/>18+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86]=&quot;&quot;;&quot;&quot;;[.$A86]=0;0;TRUE;([.$A8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An Interesting Prospect -OR- Dragonborn Gallery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87]=&quot;&quot;;&quot;&quot;;[.$A87]=0;0;TRUE;([.$A87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A Room With a View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88]=&quot;&quot;;&quot;&quot;;[.$A88]=0;0;TRUE;([.$A88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style-name="ce45">
            <text:p>Start: <text:s/>Talk to Auryen</text:p>
          </table:table-cell>
          <table:table-cell table:style-name="ce6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89]=&quot;&quot;;&quot;&quot;;[.$A89]=0;0;TRUE;([.$A89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style-name="ce52">
            <text:p>Note: <text:s/>Moonpath to Elsweyr questline</text:p>
          </table:table-cell>
          <table:table-cell table:style-name="ce15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90]=&quot;&quot;;&quot;&quot;;[.$A90]=0;0;TRUE;([.$A90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Feature: <text:s/>Dev Aveza (airship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91]=&quot;&quot;;&quot;&quot;;[.$A91]=0;0;TRUE;([.$A91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92]=&quot;&quot;;&quot;&quot;;[.$A92]=0;0;TRUE;([.$A92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It Belongs in a Museum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93]=&quot;&quot;;&quot;&quot;;[.$A93]=0;0;TRUE;([.$A93]/50)*$$DisplayMarker)" table:number-matrix-columns-spanned="1" table:number-matrix-rows-spanned="1" table:style-name="ce14"/>
          <table:table-cell table:style-name="ce57"/>
          <table:table-cell table:style-name="ce57"/>
          <table:table-cell table:content-validation-name="val2" table:style-name="ce47"/>
          <table:table-cell office:value-type="string" table:style-name="ce15">
            <text:p>Questline: <text:s/>Moonpath to Elsweyr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94]=&quot;&quot;;&quot;&quot;;[.$A94]=0;0;TRUE;([.$A94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Sanamia's Journals - Mzulf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95]=&quot;&quot;;&quot;&quot;;[.$A95]=0;0;TRUE;([.$A95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Sanamia's Journal (1) in the Smullgers Hold of Dev Aveza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100" table:style-name="ce11">
            <text:p>100</text:p>
          </table:table-cell>
          <table:table-cell office:value-type="float" office:value="300" table:formula="of:=COM.MICROSOFT.IFS([.$A96]=&quot;&quot;;&quot;&quot;;[.$A96]=0;0;TRUE;([.$A96]/50)*$$DisplayMarker)" table:number-matrix-columns-spanned="1" table:number-matrix-rows-spanned="1" table:style-name="ce4">
            <text:p>30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Thornblad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97]=&quot;&quot;;&quot;&quot;;[.$A97]=0;0;TRUE;([.$A97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Feature: <text:s/>Sell Car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98]=&quot;&quot;;&quot;&quot;;[.$A98]=0;0;TRUE;([.$A98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Acquire: <text:s/>Talk to Auryen about too many items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99]=&quot;&quot;;&quot;&quot;;[.$A99]=0;0;TRUE;([.$A99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Feature: <text:s/>Patron Visitor (Malaki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00]=&quot;&quot;;&quot;&quot;;[.$A100]=0;0;TRUE;([.$A100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Auryen's Notes: <text:s/>Ice Blade of the Monarch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01]=&quot;&quot;;&quot;&quot;;[.$A101]=0;0;TRUE;([.$A101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Auryen's Notes on the Ice Blade of the Monarch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150" table:style-name="ce11">
            <text:p>150</text:p>
          </table:table-cell>
          <table:table-cell office:value-type="float" office:value="450" table:formula="of:=COM.MICROSOFT.IFS([.$A102]=&quot;&quot;;&quot;&quot;;[.$A102]=0;0;TRUE;([.$A102]/50)*$$DisplayMarker)" table:number-matrix-columns-spanned="1" table:number-matrix-rows-spanned="1" table:style-name="ce4">
            <text:p>45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Cleaver of St. Felm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03]=&quot;&quot;;&quot;&quot;;[.$A103]=0;0;TRUE;([.$A103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Feature: <text:s/>Patron Visitors (Lorna and Henry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04]=&quot;&quot;;&quot;&quot;;[.$A104]=0;0;TRUE;([.$A104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A Room With a View (Explorer's Society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05]=&quot;&quot;;&quot;&quot;;[.$A105]=0;0;TRUE;([.$A105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Auryen about "Anything new happening?"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06]=&quot;&quot;;&quot;&quot;;[.$A106]=0;0;TRUE;([.$A106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Digging Up Explorer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07]=&quot;&quot;;&quot;&quot;;[.$A107]=0;0;TRUE;([.$A107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(Quest) A Room with a View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08]=&quot;&quot;;&quot;&quot;;[.$A108]=0;0;TRUE;([.$A108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Auryen's Letter in Explorer's Society Guildhouse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09]=&quot;&quot;;&quot;&quot;;[.$A109]=0;0;TRUE;([.$A109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Tools of the Trad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0]=&quot;&quot;;&quot;&quot;;[.$A110]=0;0;TRUE;([.$A110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(Quest) Digging Up Explorers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1]=&quot;&quot;;&quot;&quot;;[.$A111]=0;0;TRUE;([.$A111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Kamahl's Map in Explorer's Society Guildhouse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12]=&quot;&quot;;&quot;&quot;;[.$A112]=0;0;TRUE;([.$A112]/50)*$$DisplayMarker)" table:number-matrix-columns-spanned="1" table:number-matrix-rows-spanned="1" table:style-name="ce14"/>
          <table:table-cell table:style-name="ce57"/>
          <table:table-cell table:style-name="ce57"/>
          <table:table-cell office:value-type="string" table:number-columns-spanned="2" table:number-rows-spanned="1" table:style-name="ce49">
            <text:p>Note: <text:s/>Displays in Explorer's Society but do not Auto-Sort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3]=&quot;&quot;;&quot;&quot;;[.$A113]=0;0;TRUE;([.$A113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Branching Ou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4]=&quot;&quot;;&quot;&quot;;[.$A114]=0;0;TRUE;([.$A114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5]=&quot;&quot;;&quot;&quot;;[.$A115]=0;0;TRUE;([.$A115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Mage College Archmage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6]=&quot;&quot;;&quot;&quot;;[.$A116]=0;0;TRUE;([.$A11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Digging Up Explorers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17]=&quot;&quot;;&quot;&quot;;[.$A117]=0;0;TRUE;([.$A117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Marassi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8]=&quot;&quot;;&quot;&quot;;[.$A118]=0;0;TRUE;([.$A118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Branching Out… Again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19]=&quot;&quot;;&quot;&quot;;[.$A119]=0;0;TRUE;([.$A119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20]=&quot;&quot;;&quot;&quot;;[.$A120]=0;0;TRUE;([.$A120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18">
            <text:p>Quest: <text:s/>Branching Out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21]=&quot;&quot;;&quot;&quot;;[.$A121]=0;0;TRUE;([.$A121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Skyrim Quest: <text:s/>No One Escapes the Cidhna Mine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22]=&quot;&quot;;&quot;&quot;;[.$A122]=0;0;TRUE;([.$A122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Marassi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23]=&quot;&quot;;&quot;&quot;;[.$A123]=0;0;TRUE;([.$A123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Branching Out… Ever Mor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24]=&quot;&quot;;&quot;&quot;;[.$A124]=0;0;TRUE;([.$A124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25]=&quot;&quot;;&quot;&quot;;[.$A125]=0;0;TRUE;([.$A125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Branching Out… Again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26]=&quot;&quot;;&quot;&quot;;[.$A126]=0;0;TRUE;([.$A12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Skyrim Quest: <text:s/>Forbidden Legend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27]=&quot;&quot;;&quot;&quot;;[.$A127]=0;0;TRUE;([.$A127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Marassi if before Trail of Trinimac otherwise Talk to Auryen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28]=&quot;&quot;;&quot;&quot;;[.$A128]=0;0;TRUE;([.$A128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One Man's Junk [Radiant every 24 hrs]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29]=&quot;&quot;;&quot;&quot;;[.$A129]=0;0;TRUE;([.$A129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(Quest) Digging Up Explorers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30]=&quot;&quot;;&quot;&quot;;[.$A130]=0;0;TRUE;([.$A130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Latoria about ruined/burned books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31]=&quot;&quot;;&quot;&quot;;[.$A131]=0;0;TRUE;([.$A131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Kyre's Ore Prospec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32]=&quot;&quot;;&quot;&quot;;[.$A132]=0;0;TRUE;([.$A132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(Quest) Digging Up Explorers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33]=&quot;&quot;;&quot;&quot;;[.$A133]=0;0;TRUE;([.$A133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Kyre about ore samples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34]=&quot;&quot;;&quot;&quot;;[.$A134]=0;0;TRUE;([.$A134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uryen's Notes: Shalidor's Ston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35]=&quot;&quot;;&quot;&quot;;[.$A135]=0;0;TRUE;([.$A135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Auryen's Notes on Shalidor's Stone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200" table:style-name="ce11">
            <text:p>200</text:p>
          </table:table-cell>
          <table:table-cell office:value-type="float" office:value="600" table:formula="of:=COM.MICROSOFT.IFS([.$A136]=&quot;&quot;;&quot;&quot;;[.$A136]=0;0;TRUE;([.$A136]/50)*$$DisplayMarker)" table:number-matrix-columns-spanned="1" table:number-matrix-rows-spanned="1" table:style-name="ce4">
            <text:p>60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Eleidon's War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37]=&quot;&quot;;&quot;&quot;;[.$A137]=0;0;TRUE;([.$A137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Feature: <text:s/>Avram Shazir arrives (Guard)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38]=&quot;&quot;;&quot;&quot;;[.$A138]=0;0;TRUE;([.$A138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Auryen's Notes: The Bloodworm Helm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39]=&quot;&quot;;&quot;&quot;;[.$A139]=0;0;TRUE;([.$A139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Auryen's Notes on the Bloodworm Helm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250" table:style-name="ce11">
            <text:p>250</text:p>
          </table:table-cell>
          <table:table-cell office:value-type="float" office:value="750" table:formula="of:=COM.MICROSOFT.IFS([.$A140]=&quot;&quot;;&quot;&quot;;[.$A140]=0;0;TRUE;([.$A140]/50)*$$DisplayMarker)" table:number-matrix-columns-spanned="1" table:number-matrix-rows-spanned="1" table:style-name="ce4">
            <text:p>75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Gravedigg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41]=&quot;&quot;;&quot;&quot;;[.$A141]=0;0;TRUE;([.$A141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Auryen's Notes: <text:s/>The Warlock's Ring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42]=&quot;&quot;;&quot;&quot;;[.$A142]=0;0;TRUE;([.$A142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Auryen's Notes on the Warlock's Ring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300" table:style-name="ce11">
            <text:p>300</text:p>
          </table:table-cell>
          <table:table-cell office:value-type="float" office:value="900" table:formula="of:=COM.MICROSOFT.IFS([.$A143]=&quot;&quot;;&quot;&quot;;[.$A143]=0;0;TRUE;([.$A143]/50)*$$DisplayMarker)" table:number-matrix-columns-spanned="1" table:number-matrix-rows-spanned="1" table:style-name="ce4">
            <text:p>90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Scourg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44]=&quot;&quot;;&quot;&quot;;[.$A144]=0;0;TRUE;([.$A144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A Night at the Museum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45]=&quot;&quot;;&quot;&quot;;[.$A145]=0;0;TRUE;([.$A145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46]=&quot;&quot;;&quot;&quot;;[.$A146]=0;0;TRUE;([.$A14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An Interesting Prospect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47]=&quot;&quot;;&quot;&quot;;[.$A147]=0;0;TRUE;([.$A147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Shadows of One's Past (complete or not active)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48]=&quot;&quot;;&quot;&quot;;[.$A148]=0;0;TRUE;([.$A148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Approached by Brother Ikard upon returning to the Museum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49]=&quot;&quot;;&quot;&quot;;[.$A149]=0;0;TRUE;([.$A149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uryen's Notes: <text:s/>The Dragonmail Cuiras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50]=&quot;&quot;;&quot;&quot;;[.$A150]=0;0;TRUE;([.$A150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Read Auryen's Notes on the Dragonmail Cuirass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51]=&quot;&quot;;&quot;&quot;;[.$A151]=0;0;TRUE;([.$A151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Location inaccessible until Dragonborn side quest Old Friends is started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52]=&quot;&quot;;&quot;&quot;;[.$A152]=0;0;TRUE;([.$A152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Match Maker [Unmarked]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53]=&quot;&quot;;&quot;&quot;;[.$A153]=0;0;TRUE;([.$A153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54]=&quot;&quot;;&quot;&quot;;[.$A154]=0;0;TRUE;([.$A154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Patron: <text:s/>Lorna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55]=&quot;&quot;;&quot;&quot;;[.$A155]=0;0;TRUE;([.$A155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Patron: <text:s/>Cedric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56]=&quot;&quot;;&quot;&quot;;[.$A156]=0;0;TRUE;([.$A15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Displays: <text:s/>Paintings 25+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57]=&quot;&quot;;&quot;&quot;;[.$A157]=0;0;TRUE;([.$A157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Lorna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350" table:style-name="ce11">
            <text:p>350</text:p>
          </table:table-cell>
          <table:table-cell office:value-type="float" office:value="1050" table:formula="of:=COM.MICROSOFT.IFS([.$A158]=&quot;&quot;;&quot;&quot;;[.$A158]=0;0;TRUE;([.$A158]/50)*$$DisplayMarker)" table:number-matrix-columns-spanned="1" table:number-matrix-rows-spanned="1" table:style-name="ce4">
            <text:p>105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Stendarr's Hammer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59]=&quot;&quot;;&quot;&quot;;[.$A159]=0;0;TRUE;([.$A159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Auryen's Notes: The Fists of Randagulf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60]=&quot;&quot;;&quot;&quot;;[.$A160]=0;0;TRUE;([.$A160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Read Auryen's Notes on the Fists of Randagulf in the Curator's Office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61]=&quot;&quot;;&quot;&quot;;[.$A161]=0;0;TRUE;([.$A161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Must steal, bribe or persuade to obtain the item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400" table:style-name="ce11">
            <text:p>400</text:p>
          </table:table-cell>
          <table:table-cell office:value-type="float" office:value="1200" table:formula="of:=COM.MICROSOFT.IFS([.$A162]=&quot;&quot;;&quot;&quot;;[.$A162]=0;0;TRUE;([.$A162]/50)*$$DisplayMarker)" table:number-matrix-columns-spanned="1" table:number-matrix-rows-spanned="1" table:style-name="ce4">
            <text:p>120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Trueflam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63]=&quot;&quot;;&quot;&quot;;[.$A163]=0;0;TRUE;([.$A163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Shadow of one's Pas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64]=&quot;&quot;;&quot;&quot;;[.$A164]=0;0;TRUE;([.$A164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65]=&quot;&quot;;&quot;&quot;;[.$A165]=0;0;TRUE;([.$A165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Night at the Museum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66]=&quot;&quot;;&quot;&quot;;[.$A166]=0;0;TRUE;([.$A16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Leave Museum for 24 hrs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67]=&quot;&quot;;&quot;&quot;;[.$A167]=0;0;TRUE;([.$A167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Return to Museum after meeting requirements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68]=&quot;&quot;;&quot;&quot;;[.$A168]=0;0;TRUE;([.$A168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If A Night at the Museum is active, it must be completed before this triggers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69]=&quot;&quot;;&quot;&quot;;[.$A169]=0;0;TRUE;([.$A169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The Vaults of Deepholm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70]=&quot;&quot;;&quot;&quot;;[.$A170]=0;0;TRUE;([.$A170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71]=&quot;&quot;;&quot;&quot;;[.$A171]=0;0;TRUE;([.$A171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Shadow of One's Past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72]=&quot;&quot;;&quot;&quot;;[.$A172]=0;0;TRUE;([.$A172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Digging Up Explorers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73]=&quot;&quot;;&quot;&quot;;[.$A173]=0;0;TRUE;([.$A173]/50)*$$DisplayMarker)" table:number-matrix-columns-spanned="1" table:number-matrix-rows-spanned="1" table:style-name="ce14"/>
          <table:table-cell table:style-name="ce57"/>
          <table:table-cell table:style-name="ce47"/>
          <table:table-cell office:value-type="string" table:number-columns-spanned="2" table:number-rows-spanned="1" table:style-name="ce48">
            <text:p>Start: <text:s/>Find Deepholme E of College of Winterhold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74]=&quot;&quot;;&quot;&quot;;[.$A174]=0;0;TRUE;([.$A174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uryen's Notes: The Tools of Kagrena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75]=&quot;&quot;;&quot;&quot;;[.$A175]=0;0;TRUE;([.$A175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Read Auryen's Notes on the Tools of Kagrenac in the Curator's Office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450" table:style-name="ce11">
            <text:p>450</text:p>
          </table:table-cell>
          <table:table-cell office:value-type="float" office:value="1350" table:formula="of:=COM.MICROSOFT.IFS([.$A176]=&quot;&quot;;&quot;&quot;;[.$A176]=0;0;TRUE;([.$A176]/50)*$$DisplayMarker)" table:number-matrix-columns-spanned="1" table:number-matrix-rows-spanned="1" table:style-name="ce4">
            <text:p>135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Staff of Hasedoki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77]=&quot;&quot;;&quot;&quot;;[.$A177]=0;0;TRUE;([.$A177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The Excavation of Windcaller Pas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78]=&quot;&quot;;&quot;&quot;;[.$A178]=0;0;TRUE;([.$A178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79]=&quot;&quot;;&quot;&quot;;[.$A179]=0;0;TRUE;([.$A179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Skyrim Main Quest: <text:s/>Dragon Rising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80]=&quot;&quot;;&quot;&quot;;[.$A180]=0;0;TRUE;([.$A180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Digging Up Explorers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81]=&quot;&quot;;&quot;&quot;;[.$A181]=0;0;TRUE;([.$A181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Shadow of One's Past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82]=&quot;&quot;;&quot;&quot;;[.$A182]=0;0;TRUE;([.$A182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Marassi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83]=&quot;&quot;;&quot;&quot;;[.$A183]=0;0;TRUE;([.$A183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Eternal Ic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84]=&quot;&quot;;&quot;&quot;;[.$A184]=0;0;TRUE;([.$A184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Collect an ice shard as part of The Excavation of Windcaller Pass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500" table:style-name="ce20">
            <text:p>500</text:p>
          </table:table-cell>
          <table:table-cell office:value-type="float" office:value="1500" table:formula="of:=COM.MICROSOFT.IFS([.$A185]=&quot;&quot;;&quot;&quot;;[.$A185]=0;0;TRUE;([.$A185]/50)*$$DisplayMarker)" table:number-matrix-columns-spanned="1" table:number-matrix-rows-spanned="1" table:style-name="ce21">
            <text:p>1500</text:p>
          </table:table-cell>
          <table:table-cell table:content-validation-name="val2" table:style-name="ce47"/>
          <table:table-cell office:value-type="string" table:number-columns-spanned="3" table:number-rows-spanned="1" table:style-name="ce61">
            <text:p>Artifact: <text:s/>Hopesfir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float" office:value="550" table:style-name="ce11">
            <text:p>550</text:p>
          </table:table-cell>
          <table:table-cell office:value-type="float" office:value="1650" table:formula="of:=COM.MICROSOFT.IFS([.$A186]=&quot;&quot;;&quot;&quot;;[.$A186]=0;0;TRUE;([.$A186]/50)*$$DisplayMarker)" table:number-matrix-columns-spanned="1" table:number-matrix-rows-spanned="1" table:style-name="ce4">
            <text:p>165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Artifact: <text:s/>Sword of Ancient Tongue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87]=&quot;&quot;;&quot;&quot;;[.$A187]=0;0;TRUE;([.$A187]/50)*$$DisplayMarker)" table:number-matrix-columns-spanned="1" table:number-matrix-rows-spanned="1" table:style-name="ce4"/>
          <table:table-cell table:content-validation-name="val2" table:style-name="ce47"/>
          <table:table-cell office:value-type="string" table:number-columns-spanned="3" table:number-rows-spanned="1" table:style-name="ce46">
            <text:p>Quest: <text:s/>Shattered Legacy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88]=&quot;&quot;;&quot;&quot;;[.$A188]=0;0;TRUE;([.$A188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89]=&quot;&quot;;&quot;&quot;;[.$A189]=0;0;TRUE;([.$A189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Skyrim Main Quest: <text:s/>The Way of the Voice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0]=&quot;&quot;;&quot;&quot;;[.$A190]=0;0;TRUE;([.$A190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Shadow of One's Past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1]=&quot;&quot;;&quot;&quot;;[.$A191]=0;0;TRUE;([.$A191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Display: <text:s/>Sword of Ancient Tongues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92]=&quot;&quot;;&quot;&quot;;[.$A192]=0;0;TRUE;([.$A192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Byron will find the player somewhere in the world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3]=&quot;&quot;;&quot;&quot;;[.$A193]=0;0;TRUE;([.$A193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The Ayleid Crossroad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4]=&quot;&quot;;&quot;&quot;;[.$A194]=0;0;TRUE;([.$A194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(Quest) Shattered Legacy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195]=&quot;&quot;;&quot;&quot;;[.$A195]=0;0;TRUE;([.$A195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Auryen will speak to you at the Museum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6]=&quot;&quot;;&quot;&quot;;[.$A196]=0;0;TRUE;([.$A196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Museum Gala [Radiant every few game days]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7]=&quot;&quot;;&quot;&quot;;[.$A197]=0;0;TRUE;([.$A197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8]=&quot;&quot;;&quot;&quot;;[.$A198]=0;0;TRUE;([.$A198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Game Time: <text:s/>4 PM - 10 PM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199]=&quot;&quot;;&quot;&quot;;[.$A199]=0;0;TRUE;([.$A199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Match Maker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00]=&quot;&quot;;&quot;&quot;;[.$A200]=0;0;TRUE;([.$A200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Night at the Museum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01]=&quot;&quot;;&quot;&quot;;[.$A201]=0;0;TRUE;([.$A201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Shadows of One's Past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02]=&quot;&quot;;&quot;&quot;;[.$A202]=0;0;TRUE;([.$A202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The Excavation of Windcaller Pass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03]=&quot;&quot;;&quot;&quot;;[.$A203]=0;0;TRUE;([.$A203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The Excavation of the Ruins of Rkund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04]=&quot;&quot;;&quot;&quot;;[.$A204]=0;0;TRUE;([.$A204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Trial of Trinimac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05]=&quot;&quot;;&quot;&quot;;[.$A205]=0;0;TRUE;([.$A205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The Price of Vigilants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06]=&quot;&quot;;&quot;&quot;;[.$A206]=0;0;TRUE;([.$A206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Start: <text:s/>Enter Museum when conditions met and listen to Auryen's speech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07]=&quot;&quot;;&quot;&quot;;[.$A207]=0;0;TRUE;([.$A207]/50)*$$DisplayMarker)" table:number-matrix-columns-spanned="1" table:number-matrix-rows-spanned="1" table:style-name="ce14"/>
          <table:table-cell table:style-name="ce57"/>
          <table:table-cell table:style-name="ce59"/>
          <table:table-cell office:value-type="string" table:number-columns-spanned="2" table:number-rows-spanned="1" table:style-name="ce49">
            <text:p>Note: <text:s/>Disabled by default since v6.7.0, re-enable in MCM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600" table:style-name="ce11">
            <text:p>600</text:p>
          </table:table-cell>
          <table:table-cell office:value-type="float" office:value="1800" table:formula="of:=COM.MICROSOFT.IFS([.$A208]=&quot;&quot;;&quot;&quot;;[.$A208]=0;0;TRUE;([.$A208]/50)*$$DisplayMarker)" table:number-matrix-columns-spanned="1" table:number-matrix-rows-spanned="1" table:style-name="ce4">
            <text:p>180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Quest: <text:s/>The Excavation of the Ruins of Rkund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09]=&quot;&quot;;&quot;&quot;;[.$A209]=0;0;TRUE;([.$A209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Marassi 10 days after The Excavation of Windcaller Pass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0]=&quot;&quot;;&quot;&quot;;[.$A210]=0;0;TRUE;([.$A210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A Path to the Heaven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11]=&quot;&quot;;&quot;&quot;;[.$A211]=0;0;TRUE;([.$A211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Dwemer Schematics in Karagas' Tower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2]=&quot;&quot;;&quot;&quot;;[.$A212]=0;0;TRUE;([.$A212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The Price of Vigilant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3]=&quot;&quot;;&quot;&quot;;[.$A213]=0;0;TRUE;([.$A213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4]=&quot;&quot;;&quot;&quot;;[.$A214]=0;0;TRUE;([.$A214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Displays: <text:s/>Daedric Exhibit Hall 10+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5]=&quot;&quot;;&quot;&quot;;[.$A215]=0;0;TRUE;([.$A215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Display: <text:s/>Black Books [Min 1] -OR- Oghma Infinium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6]=&quot;&quot;;&quot;&quot;;[.$A216]=0;0;TRUE;([.$A21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It Belongs in a Museum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7]=&quot;&quot;;&quot;&quot;;[.$A217]=0;0;TRUE;([.$A217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Feature: <text:s/>Dev Aveza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8]=&quot;&quot;;&quot;&quot;;[.$A218]=0;0;TRUE;([.$A218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A Path to the Heavens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19]=&quot;&quot;;&quot;&quot;;[.$A219]=0;0;TRUE;([.$A219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Shadows of One's Past (complete or not active)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20]=&quot;&quot;;&quot;&quot;;[.$A220]=0;0;TRUE;([.$A220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Night at the Museum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21]=&quot;&quot;;&quot;&quot;;[.$A221]=0;0;TRUE;([.$A221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The Vaults of Deepholme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22]=&quot;&quot;;&quot;&quot;;[.$A222]=0;0;TRUE;([.$A222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Not Active: <text:s/>Museum Gala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23]=&quot;&quot;;&quot;&quot;;[.$A223]=0;0;TRUE;([.$A223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Vigilants confront Auryen in Hall of Heroes when requirements met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24]=&quot;&quot;;&quot;&quot;;[.$A224]=0;0;TRUE;([.$A224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Faltering Light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25]=&quot;&quot;;&quot;&quot;;[.$A225]=0;0;TRUE;([.$A225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: <text:s/>(Quest) The Price of Vigilants</text:p>
          </table:table-cell>
          <table:covered-table-cell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26]=&quot;&quot;;&quot;&quot;;[.$A226]=0;0;TRUE;([.$A226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Courier delivers Letter from the Vigilants of Stendarr -OR- attacked by rogue Vigilants (read note on their corpses)</text:p>
          </table:table-cell>
          <table:covered-table-cell/>
          <table:table-cell table:number-columns-repeated="16378"/>
        </table:table-row>
        <table:table-row table:style-name="ro2">
          <table:table-cell office:value-type="float" office:value="650" table:style-name="ce20">
            <text:p>650</text:p>
          </table:table-cell>
          <table:table-cell office:value-type="float" office:value="1950" table:formula="of:=COM.MICROSOFT.IFS([.$A227]=&quot;&quot;;&quot;&quot;;[.$A227]=0;0;TRUE;([.$A227]/50)*$$DisplayMarker)" table:number-matrix-columns-spanned="1" table:number-matrix-rows-spanned="1" table:style-name="ce21">
            <text:p>1950</text:p>
          </table:table-cell>
          <table:table-cell table:style-name="ce62"/>
          <table:table-cell table:style-name="ce62"/>
          <table:table-cell table:style-name="ce68"/>
          <table:table-cell table:style-name="ce23"/>
          <table:table-cell table:number-columns-repeated="16378"/>
        </table:table-row>
        <table:table-row table:style-name="ro2">
          <table:table-cell office:value-type="float" office:value="700" table:style-name="ce20">
            <text:p>700</text:p>
          </table:table-cell>
          <table:table-cell office:value-type="float" office:value="2100" table:formula="of:=COM.MICROSOFT.IFS([.$A228]=&quot;&quot;;&quot;&quot;;[.$A228]=0;0;TRUE;([.$A228]/50)*$$DisplayMarker)" table:number-matrix-columns-spanned="1" table:number-matrix-rows-spanned="1" table:style-name="ce21">
            <text:p>2100</text:p>
          </table:table-cell>
          <table:table-cell table:style-name="ce62"/>
          <table:table-cell table:style-name="ce62"/>
          <table:table-cell table:style-name="ce68"/>
          <table:table-cell table:style-name="ce23"/>
          <table:table-cell table:number-columns-repeated="16378"/>
        </table:table-row>
        <table:table-row table:style-name="ro2">
          <table:table-cell office:value-type="float" office:value="750" table:style-name="ce11">
            <text:p>750</text:p>
          </table:table-cell>
          <table:table-cell office:value-type="float" office:value="2250" table:formula="of:=COM.MICROSOFT.IFS([.$A229]=&quot;&quot;;&quot;&quot;;[.$A229]=0;0;TRUE;([.$A229]/50)*$$DisplayMarker)" table:number-matrix-columns-spanned="1" table:number-matrix-rows-spanned="1" table:style-name="ce4">
            <text:p>2250</text:p>
          </table:table-cell>
          <table:table-cell table:content-validation-name="val2" table:style-name="ce55"/>
          <table:table-cell office:value-type="string" table:number-columns-spanned="3" table:number-rows-spanned="1" table:style-name="ce58">
            <text:p>Quest: <text:s/>The Visag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0]=&quot;&quot;;&quot;&quot;;[.$A230]=0;0;TRUE;([.$A230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1]=&quot;&quot;;&quot;&quot;;[.$A231]=0;0;TRUE;([.$A231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Much Ado About Snow Elves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2]=&quot;&quot;;&quot;&quot;;[.$A232]=0;0;TRUE;([.$A232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Quest: <text:s/>The Excavation of the Ruins of Rkund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33]=&quot;&quot;;&quot;&quot;;[.$A233]=0;0;TRUE;([.$A233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Follow ghost outside Greenwall Cave near Fort Greenwall (N of Riften)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4]=&quot;&quot;;&quot;&quot;;[.$A234]=0;0;TRUE;([.$A234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The Trials of Trinimac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5]=&quot;&quot;;&quot;&quot;;[.$A235]=0;0;TRUE;([.$A235]/50)*$$DisplayMarker)" table:number-matrix-columns-spanned="1" table:number-matrix-rows-spanned="1" table:style-name="ce4"/>
          <table:table-cell table:style-name="ce44"/>
          <table:table-cell table:content-validation-name="val2" table:style-name="ce47"/>
          <table:table-cell office:value-type="string" table:number-columns-spanned="2" table:number-rows-spanned="1" table:style-name="ce46">
            <text:p>Prereqs: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6]=&quot;&quot;;&quot;&quot;;[.$A236]=0;0;TRUE;([.$A236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Dawnguard Quest: <text:s/>Touoching the Sky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7]=&quot;&quot;;&quot;&quot;;[.$A237]=0;0;TRUE;([.$A237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Artifact: <text:s/>Staff of the Snow Prince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8]=&quot;&quot;;&quot;&quot;;[.$A238]=0;0;TRUE;([.$A238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Artifact: <text:s/>Staff of the Sun Prince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39]=&quot;&quot;;&quot;&quot;;[.$A239]=0;0;TRUE;([.$A239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Artifact: <text:s/>Staff of the Sky Prince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40]=&quot;&quot;;&quot;&quot;;[.$A240]=0;0;TRUE;([.$A240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Artifact: <text:s/>Spear of the Snow Prince (Quest: Legacy of the Snow Prince starts if not yet acquired)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41]=&quot;&quot;;&quot;&quot;;[.$A241]=0;0;TRUE;([.$A241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Artifact: <text:s/>Relic of Phynaster (Quest: Relic of Phynaster starts if not yet acquired)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42]=&quot;&quot;;&quot;&quot;;[.$A242]=0;0;TRUE;([.$A242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Artifact: <text:s/>The Warlock Ring (Quest: Auryen's Notes: The Warlock's Ring starts if not yet acquired)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43]=&quot;&quot;;&quot;&quot;;[.$A243]=0;0;TRUE;([.$A243]/50)*$$DisplayMarker)" table:number-matrix-columns-spanned="1" table:number-matrix-rows-spanned="1" table:style-name="ce4"/>
          <table:table-cell table:style-name="ce44"/>
          <table:table-cell table:style-name="ce44"/>
          <table:table-cell table:content-validation-name="val2" table:style-name="ce47"/>
          <table:table-cell office:value-type="string" table:style-name="ce6">
            <text:p>Artifact: <text:s/>Shrine of Y'ffre (Craft with Archaology 75+)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44]=&quot;&quot;;&quot;&quot;;[.$A244]=0;0;TRUE;([.$A244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3 Days after completing The Visage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45]=&quot;&quot;;&quot;&quot;;[.$A245]=0;0;TRUE;([.$A245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Legacy of the Snow Prince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3"/>
          <table:table-cell office:value-type="string" office:string-value="" table:formula="of:=COM.MICROSOFT.IFS([.$A246]=&quot;&quot;;&quot;&quot;;[.$A246]=0;0;TRUE;([.$A246]/50)*$$DisplayMarker)" table:number-matrix-columns-spanned="1" table:number-matrix-rows-spanned="1" table:style-name="ce14"/>
          <table:table-cell table:style-name="ce57"/>
          <table:table-cell table:content-validation-name="val2" table:style-name="ce47"/>
          <table:table-cell office:value-type="string" table:number-columns-spanned="2" table:number-rows-spanned="1" table:style-name="ce48">
            <text:p>Start: <text:s/>Talk to Auryen upon arriving at the entrance of Temple of Trinimac</text:p>
          </table:table-cell>
          <table:covered-table-cell/>
          <table:table-cell table:number-columns-repeated="16378"/>
        </table:table-row>
        <table:table-row table:style-name="ro2">
          <table:table-cell table:style-name="ce11"/>
          <table:table-cell office:value-type="string" office:string-value="" table:formula="of:=COM.MICROSOFT.IFS([.$A247]=&quot;&quot;;&quot;&quot;;[.$A247]=0;0;TRUE;([.$A247]/50)*$$DisplayMarker)" table:number-matrix-columns-spanned="1" table:number-matrix-rows-spanned="1" table:style-name="ce4"/>
          <table:table-cell table:content-validation-name="val2" table:style-name="ce55"/>
          <table:table-cell office:value-type="string" table:number-columns-spanned="3" table:number-rows-spanned="1" table:style-name="ce58">
            <text:p>Quest: <text:s/>Relic of Phynaster</text:p>
          </table:table-cell>
          <table:covered-table-cell table:number-columns-repeated="2"/>
          <table:table-cell table:number-columns-repeated="16378"/>
        </table:table-row>
        <table:table-row table:style-name="ro4">
          <table:table-cell table:style-name="ce24"/>
          <table:table-cell office:value-type="string" office:string-value="" table:formula="of:=COM.MICROSOFT.IFS([.$A248]=&quot;&quot;;&quot;&quot;;[.$A248]=0;0;TRUE;([.$A248]/50)*$$DisplayMarker)" table:number-matrix-columns-spanned="1" table:number-matrix-rows-spanned="1" table:style-name="ce25"/>
          <table:table-cell table:style-name="ce63"/>
          <table:table-cell table:content-validation-name="val2" table:style-name="ce64"/>
          <table:table-cell office:value-type="string" table:number-columns-spanned="2" table:number-rows-spanned="1" table:style-name="ce66">
            <text:p>Start: <text:s/>Talk to Auryen upon arriving at the entrance of Temple of Trinimac</text:p>
          </table:table-cell>
          <table:covered-table-cell/>
          <table:table-cell table:number-columns-repeated="16378"/>
        </table:table-row>
        <table:table-row table:style-name="ro4">
          <table:table-cell table:style-name="ce4"/>
          <table:table-cell office:value-type="string" office:string-value="" table:formula="of:=IF(OR([.$A249]=0;[.$A249]=&quot;&quot;);&quot;&quot;;([.$A249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0]=0;[.$A250]=&quot;&quot;);&quot;&quot;;([.$A250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1]=0;[.$A251]=&quot;&quot;);&quot;&quot;;([.$A251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2]=0;[.$A252]=&quot;&quot;);&quot;&quot;;([.$A252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3]=0;[.$A253]=&quot;&quot;);&quot;&quot;;([.$A253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4]=0;[.$A254]=&quot;&quot;);&quot;&quot;;([.$A254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5]=0;[.$A255]=&quot;&quot;);&quot;&quot;;([.$A255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6]=0;[.$A256]=&quot;&quot;);&quot;&quot;;([.$A256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7]=0;[.$A257]=&quot;&quot;);&quot;&quot;;([.$A257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8]=0;[.$A258]=&quot;&quot;);&quot;&quot;;([.$A258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59]=0;[.$A259]=&quot;&quot;);&quot;&quot;;([.$A259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0]=0;[.$A260]=&quot;&quot;);&quot;&quot;;([.$A260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1]=0;[.$A261]=&quot;&quot;);&quot;&quot;;([.$A261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2]=0;[.$A262]=&quot;&quot;);&quot;&quot;;([.$A262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3]=0;[.$A263]=&quot;&quot;);&quot;&quot;;([.$A263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4]=0;[.$A264]=&quot;&quot;);&quot;&quot;;([.$A264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5]=0;[.$A265]=&quot;&quot;);&quot;&quot;;([.$A265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6]=0;[.$A266]=&quot;&quot;);&quot;&quot;;([.$A266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7]=0;[.$A267]=&quot;&quot;);&quot;&quot;;([.$A267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8]=0;[.$A268]=&quot;&quot;);&quot;&quot;;([.$A268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69]=0;[.$A269]=&quot;&quot;);&quot;&quot;;([.$A269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0]=0;[.$A270]=&quot;&quot;);&quot;&quot;;([.$A270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1]=0;[.$A271]=&quot;&quot;);&quot;&quot;;([.$A271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2]=0;[.$A272]=&quot;&quot;);&quot;&quot;;([.$A272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3]=0;[.$A273]=&quot;&quot;);&quot;&quot;;([.$A273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4]=0;[.$A274]=&quot;&quot;);&quot;&quot;;([.$A274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5]=0;[.$A275]=&quot;&quot;);&quot;&quot;;([.$A275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6]=0;[.$A276]=&quot;&quot;);&quot;&quot;;([.$A276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7]=0;[.$A277]=&quot;&quot;);&quot;&quot;;([.$A277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8]=0;[.$A278]=&quot;&quot;);&quot;&quot;;([.$A278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79]=0;[.$A279]=&quot;&quot;);&quot;&quot;;([.$A279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80]=0;[.$A280]=&quot;&quot;);&quot;&quot;;([.$A280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81]=0;[.$A281]=&quot;&quot;);&quot;&quot;;([.$A281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82]=0;[.$A282]=&quot;&quot;);&quot;&quot;;([.$A282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83]=0;[.$A283]=&quot;&quot;);&quot;&quot;;([.$A283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84]=0;[.$A284]=&quot;&quot;);&quot;&quot;;([.$A284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85]=0;[.$A285]=&quot;&quot;);&quot;&quot;;([.$A285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style-name="ro2">
          <table:table-cell table:style-name="ce4"/>
          <table:table-cell office:value-type="string" office:string-value="" table:formula="of:=IF(OR([.$A286]=0;[.$A286]=&quot;&quot;);&quot;&quot;;([.$A286]/50)*$$DisplayMarker)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number-rows-repeated="14" table:style-name="ro2">
          <table:table-cell table:number-columns-repeated="2" table:style-name="ce4"/>
          <table:table-cell table:style-name="ce44"/>
          <table:table-cell table:style-name="ce44"/>
          <table:table-cell table:style-name="ce45"/>
          <table:table-cell table:style-name="ce5"/>
          <table:table-cell table:number-columns-repeated="16378"/>
        </table:table-row>
        <table:table-row table:number-rows-repeated="1048276" table:style-name="ro2">
          <table:table-cell table:number-columns-repeated="2"/>
          <table:table-cell table:style-name="ce65"/>
          <table:table-cell table:style-name="ce65"/>
          <table:table-cell table:style-name="ce67"/>
          <table:table-cell table:number-columns-repeated="16379"/>
        </table:table-row>
      </table:table>
      <table:named-expressions>
        <table:named-range table:name="DisplayMarker" table:cell-range-address="LotD_Events.$B$1" table:base-cell-address="LotD_Ev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92D050"/>
    </style:style>
    <style:style style:name="cf2" style:family="table-cell" style:data-style-name="N0">
      <style:table-cell-properties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Will Locke</meta:initial-creator>
    <dc:creator>Will Locke</dc:creator>
    <meta:creation-date>2026-02-01T23:30:39Z</meta:creation-date>
    <dc:date>2026-02-02T05:38:53Z</dc:date>
  </office:meta>
</office:document-meta>
</file>